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list-style-name="LFO5" style:family="paragraph"/>
    <style:style style:name="P3" style:parent-style-name="Standard" style:list-style-name="LFO5" style:family="paragraph"/>
    <style:style style:name="P4" style:parent-style-name="Standard" style:list-style-name="LFO5" style:family="paragraph"/>
    <style:style style:name="P5" style:parent-style-name="Standard" style:list-style-name="LFO1" style:family="paragraph"/>
    <style:style style:name="P6" style:parent-style-name="Standard" style:list-style-name="LFO1" style:family="paragraph"/>
    <style:style style:name="P7" style:parent-style-name="Standard" style:list-style-name="LFO1" style:family="paragraph"/>
    <style:style style:name="P8" style:parent-style-name="Standard" style:list-style-name="LFO2" style:family="paragraph"/>
    <style:style style:name="P9" style:parent-style-name="Standard" style:list-style-name="LFO2" style:family="paragraph"/>
    <style:style style:name="P10" style:parent-style-name="Standard" style:list-style-name="LFO2" style:family="paragraph"/>
    <style:style style:name="P11" style:parent-style-name="Standard" style:list-style-name="LFO2" style:family="paragraph"/>
    <style:style style:name="P12" style:parent-style-name="Standard" style:list-style-name="LFO2" style:family="paragraph"/>
    <style:style style:name="P13" style:parent-style-name="Standard" style:list-style-name="LFO2" style:family="paragraph"/>
    <style:style style:name="P14" style:parent-style-name="Standard" style:list-style-name="LFO2" style:family="paragraph"/>
    <style:style style:name="P15" style:parent-style-name="Standard" style:list-style-name="LFO2" style:family="paragraph"/>
    <style:style style:name="P16" style:parent-style-name="Standard" style:list-style-name="LFO2" style:family="paragraph"/>
    <style:style style:name="P17" style:parent-style-name="Standard" style:list-style-name="LFO2" style:family="paragraph"/>
    <style:style style:name="P18" style:parent-style-name="Standard" style:list-style-name="LFO2" style:family="paragraph"/>
    <style:style style:name="P19" style:parent-style-name="Standard" style:list-style-name="LFO3" style:family="paragraph"/>
    <style:style style:name="P20" style:parent-style-name="Standard" style:list-style-name="LFO4" style:family="paragraph"/>
    <style:style style:name="P21" style:parent-style-name="Standard" style:list-style-name="LFO4" style:family="paragraph"/>
    <style:style style:name="P22" style:parent-style-name="Standard" style:list-style-name="LFO4" style:family="paragraph"/>
    <style:style style:name="P23" style:parent-style-name="Standard" style:list-style-name="LFO4" style:family="paragraph"/>
    <style:style style:name="P24" style:parent-style-name="Standard" style:list-style-name="LFO4" style:family="paragraph"/>
  </office:automatic-styles>
  <office:body>
    <office:text text:use-soft-page-breaks="true">
      <text:p text:style-name="P1"/>
      <text:p text:style-name="Standard">Links importantes:</text:p>
      <text:p text:style-name="Standard"/>
      <text:p text:style-name="Standard">Dados da API REST:</text:p>
      <text:list text:style-name="LFO5" text:continue-numbering="true">
        <text:list-item>
          <text:p text:style-name="P2">Acessar a documentação do <text:s/>swagger 2 da API:<text:s/><text:a xlink:href="http://localhost:8080/swagger-ui.html" office:target-frame-name="_top" xlink:show="replace"><text:span text:style-name="Hyperlink">http://localhost:8080/swagger-ui.html</text:span></text:a></text:p>
        </text:list-item>
      </text:list>
      <text:p text:style-name="Standard">Link do Trello:</text:p>
      <text:list text:style-name="LFO5" text:continue-numbering="true">
        <text:list-item>
          <text:p text:style-name="P3"><text:a xlink:href="https://trello.com/b/CC3wXtVk/escopo-aberto-projeto-appservice" office:target-frame-name="_top" xlink:show="replace"><text:span text:style-name="Hyperlink">https://trello.com/b/CC3wXtVk/escopo-aberto-projeto-appservice</text:span></text:a></text:p>
        </text:list-item>
      </text:list>
      <text:p text:style-name="Standard">Link do git:</text:p>
      <text:list text:style-name="LFO5" text:continue-numbering="true">
        <text:list-item>
          <text:p text:style-name="P4"><text:a xlink:href="https://github.com/MatheusZakkwylde/Projeto_AppService" office:target-frame-name="_top" xlink:show="replace"><text:span text:style-name="Hyperlink">https://github.com/MatheusZakkwylde/Projeto_AppService</text:span></text:a></text:p>
        </text:list-item>
      </text:list>
      <text:p text:style-name="Standard"/>
      <text:p text:style-name="Standard">Atores</text:p>
      <text:p text:style-name="Standard">Profissional Prestador de Serviço</text:p>
      <text:p text:style-name="Standard">Ciente</text:p>
      <text:p text:style-name="Standard"/>
      <text:p text:style-name="Standard"/>
      <text:p text:style-name="Standard">Dados<text:s/>Profissional: Nome, CPF,Telefone,e-mail ou mensagem, Descrição de Serviço,Endereço, Profissão, Validação do Profissional e avaliação do serviço,Foto. Observação: O usuário pode logar ou pelo CPF ou e-mail.</text:p>
      <text:p text:style-name="Standard"/>
      <text:p text:style-name="Standard">Dados Cliente: Nome, CPF, Telefone, Endereço, Foto.</text:p>
      <text:p text:style-name="Standard"/>
      <text:p text:style-name="Standard"/>
      <text:p text:style-name="Standard">Sistema:</text:p>
      <text:list text:style-name="LFO1" text:continue-numbering="true">
        <text:list-item>
          <text:p text:style-name="P5">API Rest</text:p>
        </text:list-item>
        <text:list-item>
          <text:p text:style-name="P6">Mobile</text:p>
        </text:list-item>
        <text:list-item>
          <text:p text:style-name="P7">Sistema de Avaliação</text:p>
        </text:list-item>
      </text:list>
      <text:p text:style-name="Standard">Funcionalidades:</text:p>
      <text:list text:style-name="LFO2" text:continue-numbering="true">
        <text:list-item>
          <text:p text:style-name="P8">Cadastro do Profissional;</text:p>
        </text:list-item>
        <text:list-item>
          <text:p text:style-name="P9">Cadastro Cliente;</text:p>
        </text:list-item>
        <text:list-item>
          <text:p text:style-name="P10">Geolocalização (Opcional);</text:p>
        </text:list-item>
        <text:list-item>
          <text:p text:style-name="P11">Segurança;</text:p>
        </text:list-item>
        <text:list-item>
          <text:p text:style-name="P12">Permitir Contratação;</text:p>
        </text:list-item>
        <text:list-item>
          <text:p text:style-name="P13">Permitir Cancelar;</text:p>
        </text:list-item>
        <text:list-item>
          <text:p text:style-name="P14">Manter Avaliação do profissional;</text:p>
        </text:list-item>
        <text:list-item>
          <text:p text:style-name="P15">Manter Auditoria;</text:p>
        </text:list-item>
        <text:list-item>
          <text:p text:style-name="P16">Enviar e<text:s/>receber mensagem. (Opcional: Possível chart)</text:p>
        </text:list-item>
        <text:list-item>
          <text:p text:style-name="P17">Recuperação de senha por e-mail.</text:p>
        </text:list-item>
        <text:list-item>
          <text:p text:style-name="P18">Opcional (Forma de pagamento).</text:p>
        </text:list-item>
      </text:list>
      <text:p text:style-name="Standard">Telas</text:p>
      <text:list text:style-name="LFO3" text:continue-numbering="true">
        <text:list-item>
          <text:p text:style-name="P19">Login (Tela de cadastro) logar por Facebook, Google (Opcional) ;</text:p>
        </text:list-item>
      </text:list>
      <text:list text:style-name="LFO4" text:continue-numbering="true">
        <text:list-item>
          <text:p text:style-name="P20">Tela Perfil (Atores);</text:p>
        </text:list-item>
        <text:list-item>
          <text:p text:style-name="P21">Tela de serviços Global;</text:p>
        </text:list-item>
        <text:list-item>
          <text:p text:style-name="P22">Tela do serviço escolhido pelo cliente;</text:p>
        </text:list-item>
        <text:list-item>
          <text:p text:style-name="P23">Tela do profissional escolhido;</text:p>
        </text:list-item>
        <text:list-item>
          <text:p text:style-name="P24">Tela Home.</text:p>
        </text:list-item>
      </text:list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Micro Hei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/>
    </style:style>
    <style:style style:name="MençãoPendente" style:display-name="Menção Pendente" style:family="text" style:parent-style-name="Fonteparág.padrão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oisés Henrique</dc:creator>
    <meta:creation-date>2019-04-12T19:17:00Z</meta:creation-date>
    <dc:date>2019-04-21T13:38:00Z</dc:date>
    <meta:template xlink:href="Normal" xlink:type="simple"/>
    <meta:editing-cycles>5</meta:editing-cycles>
    <meta:editing-duration>PT1560S</meta:editing-duration>
    <meta:document-statistic meta:page-count="1" meta:paragraph-count="2" meta:word-count="211" meta:character-count="1351" meta:row-count="9" meta:non-whitespace-character-count="1142"/>
  </office:meta>
</office:document-meta>
</file>